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 85: Improvement of the cond function</text:h>
      <text:p text:style-name="P3"/>
      <text:p text:style-name="P2"/>
      <text:p text:style-name="P2">Title: Improvement of the cond function</text:p>
      <text:p text:style-name="P2">Version:1.0</text:p>
      <text:p text:style-name="P2">Author: Adeline CARNIS, Scilab Enterprises</text:p>
      <text:p text:style-name="P2">Review:</text:p>
      <text:p text:style-name="P2">Commented:</text:p>
      <text:p text:style-name="P2">State: DRAFT</text:p>
      <text:p text:style-name="P2">Scilab-Version: Scilab 5.4.x</text:p>
      <text:p text:style-name="P2">Vote: No</text:p>
      <text:p text:style-name="P2">Created: July 26<text:span text:style-name="T1">th</text:span>, 2012</text:p>
      <text:p text:style-name="P3"/>
      <text:p text:style-name="P2"/>
      <text:h text:style-name="P8" text:outline-level="3">Abstract</text:h>
      <text:p text:style-name="P2">In the SEP, we propose the improvement of the cond function. <text:span text:style-name="T3">Currently, the cond function computes the condition number in 2-norm. We propose to give the possibility to use another norm than 2-norm.</text:span></text:p>
      <text:h text:style-name="P8" text:outline-level="3">Rationale</text:h>
      <text:h text:style-name="P5" text:outline-level="3">The current cond function takes one input argument. It computes the 2-norm condition of a real or complex square matrix. </text:h>
      <text:h text:style-name="P5" text:outline-level="3">The improvement consists to let free the user, on the possibility to use another norm than that imposed.</text:h>
      <text:h text:style-name="P5" text:outline-level="3">So cond(X, p) compute the p-norm condition number of a matrix X. By default, p = 2. If p is specified, p can be equal to 1, %inf or 'fro'. In fact, the p values correspond to the optional argument <text:s/>in the norm function.</text:h>
      <text:h text:style-name="P5" text:outline-level="3">Moreover, if we are in the case p = 2, the matrix X can be not square because the algorithm uses the ration of the largest singular value of X to the smallest. In the other case, it is not possible because of the expression: norm(X, p) * <text:s/>norm(inv(X), p)</text:h>
      <text:h text:style-name="P8" text:outline-level="3">Example Usage</text:h>
      <text:h text:style-name="P6" text:outline-level="3">X = [1 2;3 4];</text:h>
      <text:h text:style-name="P6" text:outline-level="3">cond(X, 1)</text:h>
      <text:h text:style-name="P6" text:outline-level="3">cond(X, %inf)</text:h>
      <text:h text:style-name="P8" text:outline-level="3">Changelog</text:h>
      <text:p text:style-name="P4"><text:tab/><text:span text:style-name="T2">1.0 – Initial Version </text:span></text:p>
      <text:h text:style-name="P8" text:outline-level="3">Copyright</text:h>
      <text:p text:style-name="P1"><text:tab/>This document has been placed under the license CeCILL-B.</text:p>
      <text:h text:style-name="P8" text:outline-level="3"><text:soft-page-break/>References</text:h>
      <text:p text:style-name="Standard"><text:a xlink:type="simple" xlink:href="http://www.gnu.org/software/octave/doc/interpreter/Basic-Matrix-Functions.html#index-cond-2006"><text:span text:style-name="Citation">http://www.gnu.org/software/octave/doc/interpreter/Basic-Matrix-Functions.html#index-cond-2006</text:span></text:a>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2-07-26T12:04:48</dc:date>
    <meta:editing-duration>PT25M22S</meta:editing-duration>
    <meta:editing-cycles>4</meta:editing-cycles>
    <meta:generator>LibreOffice/3.5$Linux_X86_64 LibreOffice_project/350m1$Build-2</meta:generator>
    <dc:creator>Vincent COUVERT</dc:creator>
    <meta:document-statistic meta:table-count="0" meta:image-count="0" meta:object-count="0" meta:page-count="2" meta:paragraph-count="27" meta:word-count="228" meta:character-count="1389" meta:non-whitespace-character-count="1182"/>
  </office:meta>
</office:document-meta>
</file>